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1.4" style:family="table-row">
      <style:table-row-properties style:min-row-height="0.241in"/>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96d8c3" officeooo:paragraph-rsid="009770fe"/>
    </style:style>
    <style:style style:name="P16" style:family="paragraph" style:parent-style-name="Standard">
      <style:text-properties style:font-name="Times New Roman" officeooo:rsid="00b1ee30" officeooo:paragraph-rsid="00b1ee30"/>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19" style:family="paragraph" style:parent-style-name="Standard">
      <style:text-properties style:text-underline-style="none" fo:font-weight="normal" officeooo:rsid="00a2b168" officeooo:paragraph-rsid="00a1472b" style:font-weight-asian="normal" style:font-weight-complex="normal"/>
    </style:style>
    <style:style style:name="P20" style:family="paragraph" style:parent-style-name="Standard">
      <style:text-properties style:text-underline-style="none" fo:font-weight="normal" officeooo:rsid="00820e8d" officeooo:paragraph-rsid="00be2243" style:font-weight-asian="normal" style:font-weight-complex="normal"/>
    </style:style>
    <style:style style:name="P21" style:family="paragraph" style:parent-style-name="Standard">
      <style:text-properties style:text-underline-style="none" fo:font-weight="normal" officeooo:rsid="00820e8d" officeooo:paragraph-rsid="00bfc507" style:font-weight-asian="normal" style:font-weight-complex="normal"/>
    </style:style>
    <style:style style:name="P22" style:family="paragraph" style:parent-style-name="Standard">
      <style:text-properties style:text-underline-style="none" fo:font-weight="normal" officeooo:rsid="0080edfe" officeooo:paragraph-rsid="00bfc507" style:font-weight-asian="normal" style:font-weight-complex="normal"/>
    </style:style>
    <style:style style:name="P23" style:family="paragraph" style:parent-style-name="Standard">
      <style:text-properties style:text-underline-style="none" fo:font-weight="normal" officeooo:rsid="008bff5f" officeooo:paragraph-rsid="00bfc507" style:font-weight-asian="normal" style:font-weight-complex="normal"/>
    </style:style>
    <style:style style:name="P24" style:family="paragraph" style:parent-style-name="Standard">
      <style:paragraph-properties fo:margin-left="0.4925in" fo:margin-right="0in" fo:text-indent="0in" style:auto-text-indent="false"/>
      <style:text-properties style:text-underline-style="none" fo:font-weight="normal" officeooo:rsid="0092219b" officeooo:paragraph-rsid="00c55642" style:font-weight-asian="normal" style:font-weight-complex="normal"/>
    </style:style>
    <style:style style:name="P25" style:family="paragraph" style:parent-style-name="Standard">
      <style:text-properties style:text-underline-style="none" fo:font-weight="normal" officeooo:rsid="00c6a626" officeooo:paragraph-rsid="00c6a626" style:font-weight-asian="normal" style:font-weight-complex="normal"/>
    </style:style>
    <style:style style:name="P26" style:family="paragraph" style:parent-style-name="Standard">
      <style:text-properties style:text-underline-style="none" fo:font-weight="normal" officeooo:rsid="00884be0" officeooo:paragraph-rsid="00854471" style:font-weight-asian="normal" style:font-weight-complex="normal"/>
    </style:style>
    <style:style style:name="P27"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31" style:family="paragraph" style:parent-style-name="Standard">
      <style:paragraph-properties fo:margin-left="0in" fo:margin-right="0in" fo:text-indent="0in" style:auto-text-indent="false"/>
      <style:text-properties fo:font-style="italic" style:text-underline-style="none" fo:font-weight="normal" officeooo:rsid="00ac3ad9" officeooo:paragraph-rsid="00acb408" style:font-style-asian="italic" style:font-weight-asian="normal" style:font-style-complex="italic" style:font-weight-complex="normal"/>
    </style:style>
    <style:style style:name="P32" style:family="paragraph" style:parent-style-name="Standard">
      <style:text-properties fo:font-style="italic" style:text-underline-style="none" fo:font-weight="normal" officeooo:rsid="00945de9" officeooo:paragraph-rsid="00be2243" style:font-style-asian="italic" style:font-weight-asian="normal" style:font-style-complex="italic" style:font-weight-complex="normal"/>
    </style:style>
    <style:style style:name="P33" style:family="paragraph" style:parent-style-name="Standard">
      <style:text-properties fo:font-style="italic" officeooo:paragraph-rsid="00be2243" style:font-style-asian="italic" style:font-style-complex="italic"/>
    </style:style>
    <style:style style:name="P34" style:family="paragraph" style:parent-style-name="Standard">
      <style:paragraph-properties fo:margin-left="0in" fo:margin-right="0in" fo:text-indent="0in" style:auto-text-indent="false"/>
      <style:text-properties fo:font-style="normal" style:text-underline-style="none" fo:font-weight="normal" officeooo:rsid="00c3e53a" officeooo:paragraph-rsid="00c3e53a"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c6a626" officeooo:paragraph-rsid="00c6a626" style:font-style-asian="normal" style:font-weight-asian="normal" style:font-style-complex="normal" style:font-weight-complex="normal"/>
    </style:style>
    <style:style style:name="P36" style:family="paragraph" style:parent-style-name="Standard">
      <style:text-properties officeooo:paragraph-rsid="00c266e1"/>
    </style:style>
    <style:style style:name="P37" style:family="paragraph" style:parent-style-name="Footnote">
      <style:text-properties officeooo:rsid="00ca1668" officeooo:paragraph-rsid="00ca1668"/>
    </style:style>
    <style:style style:name="P38" style:family="paragraph" style:parent-style-name="Standard" style:list-style-name="L1">
      <style:text-properties officeooo:paragraph-rsid="00bcc24b"/>
    </style:style>
    <style:style style:name="P39" style:family="paragraph" style:parent-style-name="Standard" style:list-style-name="L1">
      <style:text-properties style:font-name="Times New Roman" officeooo:rsid="0096d8c3" officeooo:paragraph-rsid="00bcc24b"/>
    </style:style>
    <style:style style:name="P40" style:family="paragraph" style:parent-style-name="Standard" style:list-style-name="L1">
      <style:text-properties officeooo:rsid="00bcc24b" officeooo:paragraph-rsid="00bcc24b"/>
    </style:style>
    <style:style style:name="P41" style:family="paragraph" style:parent-style-name="Standard" style:list-style-name="L2">
      <style:text-properties officeooo:paragraph-rsid="00bfc507"/>
    </style:style>
    <style:style style:name="P42" style:family="paragraph" style:parent-style-name="Standard" style:list-style-name="L2">
      <style:text-properties officeooo:rsid="00bfc507" officeooo:paragraph-rsid="00bfc507"/>
    </style:style>
    <style:style style:name="P43" style:family="paragraph" style:parent-style-name="Standard" style:list-style-name="L2">
      <style:text-properties style:text-underline-style="none" fo:font-weight="normal" officeooo:rsid="0080edfe" officeooo:paragraph-rsid="00bfc507" style:font-weight-asian="normal" style:font-weight-complex="normal"/>
    </style:style>
    <style:style style:name="P44" style:family="paragraph" style:parent-style-name="Standard" style:list-style-name="L3">
      <style:text-properties style:text-underline-style="none" fo:font-weight="normal" officeooo:rsid="00a2b168" officeooo:paragraph-rsid="00c87f6f" style:font-weight-asian="normal" style:font-weight-complex="normal"/>
    </style:style>
    <style:style style:name="P45" style:family="paragraph" style:parent-style-name="Standard" style:list-style-name="L3">
      <style:text-properties style:text-underline-style="none" fo:font-weight="normal" officeooo:rsid="00a2b168" officeooo:paragraph-rsid="00c266e1" style:font-weight-asian="normal" style:font-weight-complex="normal"/>
    </style:style>
    <style:style style:name="P46" style:family="paragraph" style:parent-style-name="Standard" style:list-style-name="L5">
      <style:text-properties style:text-underline-style="none" fo:font-weight="normal" officeooo:rsid="00c6a626" officeooo:paragraph-rsid="00c6a626" style:font-weight-asian="normal" style:font-weight-complex="normal"/>
    </style:style>
    <style:style style:name="P47" style:family="paragraph" style:parent-style-name="Standard" style:list-style-name="L3">
      <style:text-properties officeooo:paragraph-rsid="00c266e1"/>
    </style:style>
    <style:style style:name="P48" style:family="paragraph" style:parent-style-name="Standard" style:list-style-name="L4">
      <style:text-properties fo:font-style="normal" style:text-underline-style="none" fo:font-weight="normal" officeooo:rsid="00c4e9be" officeooo:paragraph-rsid="00c4e9be" style:font-style-asian="normal" style:font-weight-asian="normal" style:font-style-complex="normal" style:font-weight-complex="normal"/>
    </style:style>
    <style:style style:name="P49" style:family="paragraph" style:parent-style-name="Standard" style:list-style-name="L4">
      <style:text-properties fo:font-style="normal" style:text-underline-style="none" fo:font-weight="normal" officeooo:rsid="00c55642" officeooo:paragraph-rsid="00c55642" style:font-style-asian="normal" style:font-weight-asian="normal" style:font-style-complex="normal"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officeooo:rsid="00207eef" style:font-weight-asian="normal" style:font-weight-complex="normal"/>
    </style:style>
    <style:style style:name="T5" style:family="text">
      <style:text-properties fo:font-weight="normal" officeooo:rsid="00146369" style:font-weight-asian="normal" style:font-weight-complex="normal"/>
    </style:style>
    <style:style style:name="T6" style:family="text">
      <style:text-properties fo:font-weight="normal" officeooo:rsid="002455a7" style:font-weight-asian="normal" style:font-weight-complex="normal"/>
    </style:style>
    <style:style style:name="T7" style:family="text">
      <style:text-properties fo:font-weight="normal" officeooo:rsid="007c68e3" style:font-weight-asian="normal" style:font-weight-complex="normal"/>
    </style:style>
    <style:style style:name="T8" style:family="text">
      <style:text-properties fo:font-weight="normal" officeooo:rsid="007ebe03" style:font-weight-asian="normal" style:font-weight-complex="normal"/>
    </style:style>
    <style:style style:name="T9" style:family="text">
      <style:text-properties fo:font-weight="normal" officeooo:rsid="00994a39" style:font-weight-asian="normal" style:font-weight-complex="normal"/>
    </style:style>
    <style:style style:name="T10" style:family="text">
      <style:text-properties fo:font-weight="normal" officeooo:rsid="00b9c26e"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officeooo:rsid="00844e11" style:font-style-asian="italic" style:font-style-complex="italic"/>
    </style:style>
    <style:style style:name="T23" style:family="text">
      <style:text-properties fo:font-style="italic" officeooo:rsid="008bff5f" style:font-style-asian="italic" style:font-style-complex="italic"/>
    </style:style>
    <style:style style:name="T24" style:family="text">
      <style:text-properties fo:font-style="italic" officeooo:rsid="00c55642" style:font-style-asian="italic" style:font-style-complex="italic"/>
    </style:style>
    <style:style style:name="T25" style:family="text">
      <style:text-properties fo:font-style="italic" officeooo:rsid="00ca1668" style:font-style-asian="italic" style:font-style-complex="italic"/>
    </style:style>
    <style:style style:name="T26" style:family="text">
      <style:text-properties fo:font-style="italic" officeooo:rsid="00cd4976" style:font-style-asian="italic" style:font-style-complex="italic"/>
    </style:style>
    <style:style style:name="T27" style:family="text">
      <style:text-properties fo:font-style="italic" style:text-underline-style="none" fo:font-weight="normal" officeooo:rsid="00a2b168" style:font-style-asian="italic" style:font-weight-asian="normal" style:font-style-complex="italic" style:font-weight-complex="normal"/>
    </style:style>
    <style:style style:name="T28" style:family="text">
      <style:text-properties fo:font-style="italic" style:text-underline-style="none" fo:font-weight="normal" officeooo:rsid="00c1c004" style:font-style-asian="italic" style:font-weight-asian="normal" style:font-style-complex="italic" style:font-weight-complex="normal"/>
    </style:style>
    <style:style style:name="T29" style:family="text">
      <style:text-properties officeooo:rsid="008b1937"/>
    </style:style>
    <style:style style:name="T30" style:family="text">
      <style:text-properties officeooo:rsid="008ffc32"/>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844e11" style:font-weight-asian="normal" style:font-weight-complex="normal"/>
    </style:style>
    <style:style style:name="T33" style:family="text">
      <style:text-properties style:text-underline-style="none" fo:font-weight="normal" officeooo:rsid="008bff5f" style:font-weight-asian="normal" style:font-weight-complex="normal"/>
    </style:style>
    <style:style style:name="T34" style:family="text">
      <style:text-properties style:text-underline-style="none" fo:font-weight="normal" officeooo:rsid="00a2b168" style:font-weight-asian="normal" style:font-weight-complex="normal"/>
    </style:style>
    <style:style style:name="T35" style:family="text">
      <style:text-properties style:text-underline-style="none" fo:font-weight="normal" officeooo:rsid="00c1eb93" style:font-weight-asian="normal" style:font-weight-complex="normal"/>
    </style:style>
    <style:style style:name="T36" style:family="text">
      <style:text-properties style:text-underline-style="none" fo:font-weight="normal" officeooo:rsid="00c1c004" style:font-weight-asian="normal" style:font-weight-complex="normal"/>
    </style:style>
    <style:style style:name="T37" style:family="text">
      <style:text-properties style:text-underline-style="none" fo:font-weight="normal" officeooo:rsid="00c87f6f" style:font-weight-asian="normal" style:font-weight-complex="normal"/>
    </style:style>
    <style:style style:name="T38" style:family="text">
      <style:text-properties style:text-underline-style="none" fo:font-weight="normal" officeooo:rsid="00cd60eb" style:font-weight-asian="normal" style:font-weight-complex="normal"/>
    </style:style>
    <style:style style:name="T39" style:family="text">
      <style:text-properties officeooo:rsid="009770fe"/>
    </style:style>
    <style:style style:name="T40" style:family="text">
      <style:text-properties officeooo:rsid="00a5fe75"/>
    </style:style>
    <style:style style:name="T41" style:family="text">
      <style:text-properties officeooo:rsid="00acb408"/>
    </style:style>
    <style:style style:name="T42" style:family="text">
      <style:text-properties officeooo:rsid="00b2f89b"/>
    </style:style>
    <style:style style:name="T43" style:family="text">
      <style:text-properties officeooo:rsid="00b5f65a"/>
    </style:style>
    <style:style style:name="T44" style:family="text">
      <style:text-properties officeooo:rsid="00844e11"/>
    </style:style>
    <style:style style:name="T45" style:family="text">
      <style:text-properties officeooo:rsid="0093d05e"/>
    </style:style>
    <style:style style:name="T46" style:family="text">
      <style:text-properties officeooo:rsid="00b933cf"/>
    </style:style>
    <style:style style:name="T47" style:family="text">
      <style:text-properties style:font-name="Times New Roman"/>
    </style:style>
    <style:style style:name="T48" style:family="text">
      <style:text-properties style:font-name="Times New Roman" officeooo:rsid="0096d8c3"/>
    </style:style>
    <style:style style:name="T49" style:family="text">
      <style:text-properties style:font-name="Times New Roman" officeooo:rsid="00bcc24b"/>
    </style:style>
    <style:style style:name="T50" style:family="text">
      <style:text-properties style:font-name="Times New Roman" fo:font-style="italic" style:font-style-asian="italic" style:font-style-complex="italic"/>
    </style:style>
    <style:style style:name="T51" style:family="text">
      <style:text-properties style:font-name="Times New Roman" fo:font-style="normal" style:font-style-asian="normal" style:font-style-complex="normal"/>
    </style:style>
    <style:style style:name="T52" style:family="text">
      <style:text-properties officeooo:rsid="0089b355"/>
    </style:style>
    <style:style style:name="T53" style:family="text">
      <style:text-properties officeooo:rsid="00839fe1"/>
    </style:style>
    <style:style style:name="T54" style:family="text">
      <style:text-properties officeooo:rsid="0089f61c"/>
    </style:style>
    <style:style style:name="T55" style:family="text">
      <style:text-properties officeooo:rsid="008fd177"/>
    </style:style>
    <style:style style:name="T56" style:family="text">
      <style:text-properties officeooo:rsid="00be58f4"/>
    </style:style>
    <style:style style:name="T57" style:family="text">
      <style:text-properties officeooo:rsid="00852cea"/>
    </style:style>
    <style:style style:name="T58" style:family="text">
      <style:text-properties officeooo:rsid="00bfc507"/>
    </style:style>
    <style:style style:name="T59" style:family="text">
      <style:text-properties officeooo:rsid="00c170d7"/>
    </style:style>
    <style:style style:name="T60" style:family="text">
      <style:text-properties officeooo:rsid="00c3e53a"/>
    </style:style>
    <style:style style:name="T61" style:family="text">
      <style:text-properties officeooo:rsid="00c55642"/>
    </style:style>
    <style:style style:name="T62" style:family="text">
      <style:text-properties officeooo:rsid="00c87f6f"/>
    </style:style>
    <style:style style:name="T63" style:family="text">
      <style:text-properties officeooo:rsid="00ca1668"/>
    </style:style>
    <style:style style:name="T64" style:family="text">
      <style:text-properties fo:font-style="normal" officeooo:rsid="00ca1668" style:font-style-asian="normal" style:font-style-complex="normal"/>
    </style:style>
    <style:style style:name="T65" style:family="text">
      <style:text-properties fo:font-style="normal" officeooo:rsid="00cd4976" style:font-style-asian="normal" style:font-style-complex="normal"/>
    </style:style>
    <style:style style:name="T66" style:family="text">
      <style:text-properties officeooo:rsid="00cb3357"/>
    </style:style>
    <style:style style:name="T67" style:family="text">
      <style:text-properties officeooo:rsid="00c1eb93"/>
    </style:style>
    <style:style style:name="T68" style:family="text">
      <style:text-properties officeooo:rsid="00cd4976"/>
    </style:style>
    <style:style style:name="T69" style:family="text">
      <style:text-properties officeooo:rsid="00cd60eb"/>
    </style:style>
    <style:style style:name="T70" style:family="text">
      <style:text-properties officeooo:rsid="00ce0e66"/>
    </style:style>
    <style:style style:name="T71" style:family="text">
      <style:text-properties officeooo:rsid="00ce362b"/>
    </style:style>
    <style:style style:name="T72" style:family="text">
      <style:text-properties officeooo:rsid="00ce7b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46">2</text:span><text:span text:style-name="T42">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X</text:p>
          </table:table-cell>
        </table:table-row>
        <table:table-row>
          <table:table-cell table:style-name="Table1.A1" office:value-type="string">
            <text:p text:style-name="P16">Term:</text:p>
          </table:table-cell>
          <table:table-cell table:style-name="Table1.A1" office:value-type="string">
            <text:p text:style-name="P5">25-3</text:p>
          </table:table-cell>
        </table:table-row>
        <table:table-row>
          <table:table-cell table:style-name="Table1.A1" office:value-type="string">
            <text:p text:style-name="P16">Instructor:</text:p>
          </table:table-cell>
          <table:table-cell table:style-name="Table1.A1" office:value-type="string">
            <text:p text:style-name="P5">Marron</text:p>
          </table:table-cell>
        </table:table-row>
        <table:table-row table:style-name="Table1.4">
          <table:table-cell table:style-name="Table1.A1" office:value-type="string">
            <text:p text:style-name="P9"><text:span text:style-name="T11">Exam </text:span>Date:</text:p>
          </table:table-cell>
          <table:table-cell table:style-name="Table1.A1" office:value-type="string">
            <text:p text:style-name="P3"><text:span text:style-name="T71">July 10,</text:span> 2025</text:p>
          </table:table-cell>
        </table:table-row>
      </table:table>
      <text:p text:style-name="P2"/>
      <text:p text:style-name="P8"><text:span text:style-name="T1">General </text:span><text:span text:style-name="T3">Instructions: </text:span><text:span text:style-name="T7">Print</text:span><text:span text:style-name="T2"> </text:span><text:span text:style-name="T4">your name in the upper right-hand corner </text:span><text:span text:style-name="T9">of this paper</text:span><text:span text:style-name="T4">. </text:span><text:span text:style-name="T5">Read each item carefully. Be sure that you understand exactly what is being asked of you. </text:span><text:span text:style-name="T6">Begin your answers on the backside of this paper </text:span><text:span text:style-name="T9">if possible </text:span><text:span text:style-name="T8">and a</text:span><text:span text:style-name="T6">dd extra sheets of paper as needed. Be sure to write your name on any </text:span><text:span text:style-name="T9">and all </text:span><text:span text:style-name="T6">extra sheets of paper. </text:span></text:p>
      <text:p text:style-name="P11"/>
      <text:p text:style-name="P7"><text:span text:style-name="T5">Do not look at other student’s exams. If you have a question or a request during the exam, raise your hand and the instructor will call on you. Do not leave your desk without permission. </text:span><text:span text:style-name="T10">When you </text:span><text:span text:style-name="T5">finish </text:span><text:span text:style-name="T10">please bring your completed exam to the instructor.</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9">Answer in English unless requested to do </text:span><text:span text:style-name="T30">so</text:span><text:span text:style-name="T29"> otherwise.</text:span></text:p>
      <text:p text:style-name="P6"/>
      <text:p text:style-name="P29">Task <text:span text:style-name="T39">1</text:span><text:span text:style-name="T14"> </text:span><text:span text:style-name="T18">(</text:span><text:span text:style-name="T58">9</text:span><text:span text:style-name="T18"> pts)</text:span></text:p>
      <text:p text:style-name="P15">The legal systems in México and in the US are fundamentally different. Discuss these differences by</text:p>
      <text:p text:style-name="P15">answering the following questions.</text:p>
      <text:list xml:id="list1947635720" text:style-name="L1">
        <text:list-item>
          <text:p text:style-name="P39">Define the term, “legal system” .</text:p>
        </text:list-item>
        <text:list-item>
          <text:p text:style-name="P38"><text:span text:style-name="T49">Briefly compare and contrast </text:span><text:span text:style-name="T48">civil law and common law with respect to México and the US. What are the historical roots of each legal system? What are the areas which differ most when comparing the two legal systems? </text:span></text:p>
        </text:list-item>
        <text:list-item>
          <text:p text:style-name="P40"><text:span text:style-name="T48">E</text:span><text:span text:style-name="T47">xplain the similarities and differences between </text:span><text:span text:style-name="T50">tesis aislada</text:span><text:span text:style-name="T47"> and </text:span><text:span text:style-name="T50">jurisprudencia </text:span><text:span text:style-name="T51">as they are used in Mexico’s judiciary.</text:span></text:p>
        </text:list-item>
      </text:list>
      <text:p text:style-name="P14"/>
      <text:p text:style-name="P28">Task <text:span text:style-name="T39">2</text:span> <text:span text:style-name="T18">(</text:span><text:span text:style-name="T56">6</text:span><text:span text:style-name="T18"> pts)</text:span></text:p>
      <text:p text:style-name="P20">The <text:s/><text:span text:style-name="T21">Diario Oficial de la Federación</text:span> <text:span text:style-name="T52">(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52">The DOF is governed by federal la</text:span><text:span text:style-name="T53">w. The third article </text:span><text:span text:style-name="T52">of this law stipulates what may be published in the DOF. </text:span><text:span text:style-name="T54">Translate </text:span><text:span text:style-name="T55">the </text:span><text:span text:style-name="T62">following excerpt from the</text:span><text:span text:style-name="T55"> third </text:span><text:span text:style-name="T53">a</text:span><text:span text:style-name="T54">rticle into English.</text:span></text:p>
      <text:p text:style-name="P20"/>
      <text:p text:style-name="P33">ARTICULO 3o.- Serán materia de publicación en el Diario Oficial de la Federación:</text:p>
      <text:p text:style-name="P33">I.- Las leyes y decretos expedidos por el Congreso de la Unión, así como cualquier otro acto o resolución relativos a la actividad parlamentaria que sean de interés general;</text:p>
      <text:p text:style-name="P33">II.-Los decretos, reglamentos, acuerdos y órdenes del Ejecutivo Federal que sean de interés general;</text:p>
      <text:p text:style-name="P33">III.-Los acuerdos, circulares y órdenes de las Dependencias del Ejecutivo Federal, que sean de interés general;</text:p>
      <text:p text:style-name="P33"/>
      <text:p text:style-name="P33"><text:soft-page-break/>IV.-Los Tratados celebrados por el Gobierno de los Estados Unidos Mexicanos;</text:p>
      <text:p text:style-name="P33">V.- Los acuerdos y resoluciones de interés general emitidos por el Pleno de la Suprema Corte de Justicia de la Nación, el Consejo de la Judicatura Federal y el Tribunal Electoral del Poder Judicial de la Federación;</text:p>
      <text:p text:style-name="P33">VI.- Las disposiciones jurídicas que la Constitución y las leyes ordenen que se publiquen en el Periódico Oficial;</text:p>
      <text:p text:style-name="P33">VII.- Los acuerdos y resoluciones de carácter general que emitan los Órganos Constitucionales Autónomos que sean de interés general;</text:p>
      <text:p text:style-name="P32"/>
      <text:p text:style-name="P18"/>
      <text:p text:style-name="P28">Task <text:span text:style-name="T15">3 </text:span><text:span text:style-name="T18">(</text:span><text:span text:style-name="T40">9</text:span><text:span text:style-name="T18"> pts)</text:span></text:p>
      <text:p text:style-name="P21"><text:span text:style-name="T22">Traditional e</text:span><text:span text:style-name="T21">conomics </text:span><text:span text:style-name="T22">is defined as </text:span><text:span text:style-name="T21">the study of choice under conditions of scarcity. All </text:span><text:span text:style-name="T23">choice</text:span><text:span text:style-name="T21"> carries an opportunity cost.</text:span></text:p>
      <text:p text:style-name="P21"/>
      <text:p text:style-name="P23">Evaluate the statement <text:span text:style-name="T45">above </text:span>by answering the following questions.</text:p>
      <text:list xml:id="list569211147" text:style-name="L2">
        <text:list-item>
          <text:p text:style-name="P41"><text:span text:style-name="T33">According to economics, w</text:span><text:span text:style-name="T32">hat </text:span><text:span text:style-name="T33">is </text:span><text:span text:style-name="T32">scarce?</text:span></text:p>
        </text:list-item>
        <text:list-item>
          <text:p text:style-name="P42"><text:span text:style-name="T32">D</text:span><text:span text:style-name="T31">o you agree with economics’ axiom of scarcity?</text:span></text:p>
        </text:list-item>
        <text:list-item>
          <text:p text:style-name="P43"><text:span text:style-name="T60">Briefly e</text:span><text:span text:style-name="T59">xplain why </text:span><text:span text:style-name="T44">opportunity cost result</text:span><text:span text:style-name="T57">s</text:span><text:span text:style-name="T44"> from choice.</text:span></text:p>
        </text:list-item>
      </text:list>
      <text:p text:style-name="P22"/>
      <text:p text:style-name="P27">Task <text:span text:style-name="T12">4 </text:span><text:span text:style-name="T18">(</text:span><text:span text:style-name="T62">9</text:span><text:span text:style-name="T18"> pts)</text:span></text:p>
      <text:p text:style-name="P36"><text:span text:style-name="T34">Amartya Sen's, </text:span><text:span text:style-name="T27">Freedom as Development</text:span><text:span text:style-name="T28"> </text:span><text:span text:style-name="T36">redefines and broadens the fundamental concepts underlying the process of development. In so doing Sen creates a </text:span><text:span text:style-name="T35">useful </text:span><text:span text:style-name="T36">roadmap for </text:span><text:span text:style-name="T35">humanity’s </text:span><text:span text:style-name="T36">well-being. </text:span><text:span text:style-name="T38">W</text:span><text:span text:style-name="T37">ell-being is </text:span><text:span text:style-name="T35">an oft-stated desiderata for economics.</text:span></text:p>
      <text:list xml:id="list2974497524" text:style-name="L3">
        <text:list-item>
          <text:p text:style-name="P47"><text:span text:style-name="T34">Sen notes that "unfreedoms" rob individuals of agency and therefore contribute to miseries of one kind or another. List three (3) broad categories of unfreedoms </text:span><text:span text:style-name="T35">and in each case briefly explain why agency is diminished.</text:span></text:p>
        </text:list-item>
        <text:list-item>
          <text:p text:style-name="P44"><text:span text:style-name="T62">List three (3) </text:span><text:span text:style-name="T67">distinct types of freedoms </text:span><text:span text:style-name="T62">that are fundamental for development. </text:span><text:span text:style-name="T67">and </text:span><text:span text:style-name="T62">briefly explain </text:span><text:span text:style-name="T67">why </text:span><text:span text:style-name="T62">these freedoms are </text:span><text:span text:style-name="T67">synergistic.</text:span></text:p>
        </text:list-item>
        <text:list-item>
          <text:p text:style-name="P45">Sen argues that development must have a broader definition than simply economic enhancement. What is Sen's definition of development?</text:p>
        </text:list-item>
      </text:list>
      <text:p text:style-name="P19"/>
      <text:p text:style-name="P27">Task <text:span text:style-name="T13">5 </text:span><text:span text:style-name="T18">(</text:span><text:span text:style-name="T41">6</text:span><text:span text:style-name="T18"> pts)</text:span></text:p>
      <text:p text:style-name="P34">Large public and private organizations use Requests for Proposals (RFPs) for solicitation of contractors and Standard Operating Procedures (SOPs) for ensuring the quality of work performed.</text:p>
      <text:list xml:id="list420998344" text:style-name="L4">
        <text:list-item>
          <text:p text:style-name="P48">What <text:span text:style-name="T71">are three (3) pieces of </text:span><text:span text:style-name="T61">basic information </text:span><text:span text:style-name="T62">that a potential contractor must provide in response to </text:span>an RFP?</text:p>
        </text:list-item>
        <text:list-item>
          <text:p text:style-name="P49">Translate the following <text:span text:style-name="T62">definition of an SOP into </text:span>Spanish:</text:p>
        </text:list-item>
      </text:list>
      <text:p text:style-name="P24"><text:span text:style-name="T21">A Standard Operating Procedure (SOP) is a set of written instructions that document a routine or repetitive activity followed by an organization. The development and use of SOPs are an integral part of a successful quality system </text:span><text:span text:style-name="T24">because SOPs </text:span><text:span text:style-name="T21">provide individuals with the information to perform a job properly. </text:span><text:span text:style-name="T24">The use of SOPs </text:span><text:span text:style-name="T21">facilitates consistency in the quality and integrity of a product or end-result. SOPs detail the regularly recurring work processes that are to be conducted or followed within an organization. They document the way activities are to be performed to facilitat</text:span><text:span text:style-name="T24">e </text:span><text:span text:style-name="T21">consistent conformance to technical and quality system requirements, to support data quality, </text:span><text:span text:style-name="T24">and to ensure </text:span><text:span text:style-name="T21">compliance with governmental regulations.</text:span></text:p>
      <text:p text:style-name="P31"/>
      <text:p text:style-name="P31"><text:soft-page-break/></text:p>
      <text:p text:style-name="P30">Task <text:span text:style-name="T13">6 </text:span><text:span text:style-name="T18">(</text:span><text:span text:style-name="T63">9</text:span><text:span text:style-name="T18"> pts)</text:span></text:p>
      <text:p text:style-name="P25"><text:span text:style-name="T68">Free trade has been the darling of neoliberal economics for decades. </text:span>Herman Daly vehemently opposes unilateral free trade. <text:span text:style-name="T63">His arguments are presented in the article, </text:span><text:span text:style-name="T25">The Perils </text:span><text:span text:style-name="T21">of Free Trade</text:span><text:span text:style-name="T21"><text:note text:id="ftn1" text:note-class="footnote"><text:note-citation>1</text:note-citation><text:note-body><text:p text:style-name="P37">Daly, H. E. (1993). The perils of free trade. <text:span text:style-name="T20">Scientific American</text:span>, <text:span text:style-name="T20">269</text:span>(5), 50-57.</text:p></text:note-body></text:note></text:span><text:span text:style-name="T21">, </text:span><text:span text:style-name="T26">w</text:span><text:span text:style-name="T65">hich we read in class. </text:span><text:span text:style-name="T64">Answer the following questions about the article.</text:span></text:p>
      <text:p text:style-name="P25"/>
      <text:list xml:id="list3471560060" text:style-name="L5">
        <text:list-item>
          <text:p text:style-name="P46">Briefly, what is meant by the term, free trade?</text:p>
        </text:list-item>
        <text:list-item>
          <text:p text:style-name="P46">What is the modern reality of capital that undermines and invalidates a fundamental premise of Ricardo's theory of comparative advantage?</text:p>
        </text:list-item>
        <text:list-item>
          <text:p text:style-name="P46">Free trade seems to fly under the banner, "Privatize the profits and externalize the costs." What does this slogan mean?</text:p>
        </text:list-item>
        <text:list-item>
          <text:p text:style-name="P46">Who are the real beneficiaries of free trade? Why?</text:p>
        </text:list-item>
        <text:list-item>
          <text:p text:style-name="P46"><text:span text:style-name="T63">Neoliberal economists have neglected the reality of the relationship between the economy and the biosphere. How is a </text:span>steady-state economy analogous to an organism <text:span text:style-name="T63">and why is </text:span><text:span text:style-name="T69">a steady-state</text:span><text:span text:style-name="T63"> economy </text:span><text:span text:style-name="T66">absolutely required for sustainability?</text:span></text:p>
        </text:list-item>
        <text:list-item>
          <text:p text:style-name="P46">Do you think a binding, international legal system <text:span text:style-name="T69">that requires corporate full cost accounting </text:span>would <text:span text:style-name="T66">fix the problems created by free </text:span>trade?</text:p>
        </text:list-item>
      </text:list>
      <text:p text:style-name="P26"/>
      <text:p text:style-name="P27">Task <text:span text:style-name="T43">7</text:span><text:span text:style-name="T13"> </text:span><text:span text:style-name="T18">(</text:span><text:span text:style-name="T69">6</text:span><text:span text:style-name="T18"> pts)</text:span></text:p>
      <text:p text:style-name="P35"><text:span text:style-name="T68">Our second novel, </text:span><text:span text:style-name="T21">Bless Me, Ultima</text:span> <text:span text:style-name="T68">by Rudolfo Anaya is </text:span><text:span text:style-name="T69">a </text:span><text:span text:style-name="T68">coming-of-age story against the backdrop of the mysticism, superstitions, and family expectations in rural New Mexico </text:span><text:span text:style-name="T69">of the 1940s. Briefly summarize the story up through Chapter </text:span><text:span text:style-name="T72">7</text:span><text:span text:style-name="T70">.</text:span></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6-30T19:41:57.778351906</dc:date>
    <meta:editing-duration>PT14H53M9S</meta:editing-duration>
    <meta:editing-cycles>133</meta:editing-cycles>
    <meta:generator>LibreOffice/7.3.7.2$Linux_X86_64 LibreOffice_project/30$Build-2</meta:generator>
    <meta:document-statistic meta:table-count="1" meta:image-count="1" meta:object-count="0" meta:page-count="3" meta:paragraph-count="55" meta:word-count="1080" meta:character-count="6695" meta:non-whitespace-character-count="5683"/>
  </office:meta>
</office:document-meta>
</file>